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le-based_Authoriz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2">
            <text:p>Executive</text:p>
          </table:table-cell>
          <table:table-cell office:value-type="string" table:style-name="ce2">
            <text:p>ContentCreator</text:p>
          </table:table-cell>
          <table:table-cell office:value-type="string" table:style-name="ce2">
            <text:p>MarketingSpecialist</text:p>
          </table:table-cell>
          <table:table-cell office:value-type="string" table:style-name="ce2">
            <text:p>Consulta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View all Gold cont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View blessed Gold cont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reate and modify base cont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Bless base content &amp; branding elements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Create and modify branding elements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Copy Gold to create client-specific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Apply branding to client-specific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reate custom content for client-specific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4">
            <text:p>"Bless" creates a labeled or tagged version in the version control system that Consultants can use as a base for creating client-specific artifact sets.<text:s/></text:p>
          </table:table-cell>
          <table:covered-table-cell table:number-columns-repeated="6"/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05-08T15:35:14Z</meta:creation-date>
    <dc:date>2018-05-08T15:46:03Z</dc:date>
  </office:meta>
</office:document-meta>
</file>